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d9e" officeooo:paragraph-rsid="00006d9e"/>
    </style:style>
    <style:style style:name="P2" style:family="paragraph" style:parent-style-name="Standard">
      <style:text-properties officeooo:rsid="000203cc" officeooo:paragraph-rsid="000203cc"/>
    </style:style>
    <style:style style:name="P3" style:family="paragraph" style:parent-style-name="Standard">
      <style:text-properties officeooo:rsid="000203cc" officeooo:paragraph-rsid="0003c4b8"/>
    </style:style>
    <style:style style:name="P4" style:family="paragraph" style:parent-style-name="Standard">
      <style:text-properties fo:font-weight="bold" officeooo:rsid="00006d9e" officeooo:paragraph-rsid="00006d9e" style:font-weight-asian="bold" style:font-weight-complex="bold"/>
    </style:style>
    <style:style style:name="P5" style:family="paragraph" style:parent-style-name="Standard">
      <style:text-properties officeooo:rsid="0003c4b8" officeooo:paragraph-rsid="0003c4b8"/>
    </style:style>
    <style:style style:name="P6" style:family="paragraph" style:parent-style-name="Standard">
      <style:text-properties officeooo:rsid="0006b284" officeooo:paragraph-rsid="0006b284"/>
    </style:style>
    <style:style style:name="P7" style:family="paragraph" style:parent-style-name="Standard">
      <style:text-properties fo:font-style="italic" officeooo:rsid="0006b284" officeooo:paragraph-rsid="0006b284" style:font-style-asian="italic" style:font-style-complex="italic"/>
    </style:style>
    <style:style style:name="P8" style:family="paragraph" style:parent-style-name="Standard">
      <style:text-properties fo:font-style="italic" style:text-underline-style="solid" style:text-underline-width="auto" style:text-underline-color="font-color" officeooo:rsid="0006b284" officeooo:paragraph-rsid="0006b284" style:font-style-asian="italic" style:font-style-complex="italic"/>
    </style:style>
    <style:style style:name="P9" style:family="paragraph" style:parent-style-name="Standard">
      <style:text-properties fo:color="#c9211e" officeooo:rsid="0006b284" officeooo:paragraph-rsid="0006b284"/>
    </style:style>
    <style:style style:name="P10" style:family="paragraph" style:parent-style-name="Standard">
      <style:text-properties officeooo:rsid="00077aa6" officeooo:paragraph-rsid="00077aa6"/>
    </style:style>
    <style:style style:name="P11" style:family="paragraph" style:parent-style-name="Standard">
      <style:text-properties officeooo:rsid="00006d9e" officeooo:paragraph-rsid="00006d9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1003"/>
    </style:style>
    <style:style style:name="T3" style:family="text">
      <style:text-properties officeooo:rsid="0003c4b8"/>
    </style:style>
    <style:style style:name="T4" style:family="text">
      <style:text-properties officeooo:rsid="0005438c"/>
    </style:style>
    <style:style style:name="T5" style:family="text">
      <style:text-properties fo:font-style="italic" officeooo:rsid="0003c4b8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officeooo:rsid="00099c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OO</text:p>
      <text:p text:style-name="P1"/>
      <text:p text:style-name="P1">3 Pilares</text:p>
      <text:p text:style-name="P1"/>
      <text:p text:style-name="P1">* <text:span text:style-name="T7">Abstração é considerada por alguns autores como o quarto pilar da POO e é considerar apenas aquilo que importa num determinado momento de programação de alguma classe.</text:span></text:p>
      <text:p text:style-name="P1"/>
      <text:p text:style-name="P1"><text:span text:style-name="T7">1. </text:span>Encapsulamento</text:p>
      <text:p text:style-name="P1"><text:span text:style-name="T7">2. </text:span>Herança</text:p>
      <text:p text:style-name="P1"><text:span text:style-name="T7">3. </text:span>Polimorfismo</text:p>
      <text:p text:style-name="P1"/>
      <text:p text:style-name="P1"/>
      <text:p text:style-name="P3"><text:span text:style-name="T1">Encapsulamento</text:span> → ocultar partes independentes da implementação, permitindo construir partes invisíveis ao mundo exterior. </text:p>
      <text:p text:style-name="P3"/>
      <text:p text:style-name="P3"><text:span text:style-name="T4">A comunicação c</text:span><text:span text:style-name="T2">om os objetos é feita através de mensagens </text:span><text:span text:style-name="T4">e essa comunicação é feita utilizando uma </text:span><text:span text:style-name="T5">interface</text:span><text:span text:style-name="T3">.</text:span></text:p>
      <text:p text:style-name="P2"/>
      <text:p text:style-name="P5"><text:span text:style-name="T6">Interface </text:span>→ lista de serviços fornecidos por um componente. É o contato com o mundo exterior, que define o que pode ser feito com um objeto dessa classe.</text:p>
      <text:p text:style-name="P2"/>
      <text:p text:style-name="P9">Importante! </text:p>
      <text:p text:style-name="P6">Encapsular não é obrigatório, mas é uma boa prática para produzir Classes mais eficientes.</text:p>
      <text:p text:style-name="P6"/>
      <text:p text:style-name="P6">É possível programar OO sem encapsular, mas sem encapsular o programa fica com menos qualidade.</text:p>
      <text:p text:style-name="P6"/>
      <text:p text:style-name="P8">Vantagens do encapsulamento:</text:p>
      <text:p text:style-name="P7"/>
      <text:p text:style-name="P6">1- Tornar mudanças invisíveis</text:p>
      <text:p text:style-name="P6">2- Facilitar a reautilização do código</text:p>
      <text:p text:style-name="P6">3- Reduzir efeitos colaterais</text:p>
      <text:p text:style-name="P6"/>
      <text:p text:style-name="P10">Obs.: Durante a construção de uma interface um método abstrato é previsto, mas não implementa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2T17:32:43.836592909</meta:creation-date>
    <meta:generator>LibreOffice/6.4.6.2$Linux_X86_64 LibreOffice_project/40$Build-2</meta:generator>
    <dc:date>2020-12-16T15:03:09.011314176</dc:date>
    <meta:editing-duration>PT1H13M40S</meta:editing-duration>
    <meta:editing-cycles>7</meta:editing-cycles>
    <meta:document-statistic meta:table-count="0" meta:image-count="0" meta:object-count="0" meta:page-count="1" meta:paragraph-count="17" meta:word-count="159" meta:character-count="1025" meta:non-whitespace-character-count="881"/>
  </office:meta>
</office:document-meta>
</file>